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ff99"/>
    </style:style>
    <style:style style:name="ce3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7cm" svg:height="9.004cm" svg:x="4.984cm" svg:y="0.346cm">
            <draw:object draw:notify-on-update-of-ranges="Planilha1.A1:Planilha1.A12 Planilha1.B1:Planilha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4.681cm" svg:y="9.111cm">
            <draw:object draw:notify-on-update-of-ranges="Planilha1.A15:Planilha1.A26 Planilha1.B15:Planilha1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616cm" svg:y="0.1cm">
            <draw:object draw:notify-on-update-of-ranges="Planilha1.A1:Planilha1.A13 Planilha1.B1:Planilha1.B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date" office:date-value="2017-12-14" calcext:value-type="date">
            <text:p>14/12/17</text:p>
          </table:table-cell>
          <table:table-cell office:value-type="float" office:value="65.9" calcext:value-type="float">
            <text:p>65,9</text:p>
          </table:table-cell>
          <table:table-cell table:number-columns-repeated="12"/>
        </table:table-row>
        <table:table-row table:style-name="ro1">
          <table:table-cell office:value-type="date" office:date-value="2017-12-15" calcext:value-type="date">
            <text:p>15/12/17</text:p>
          </table:table-cell>
          <table:table-cell office:value-type="float" office:value="51.4" calcext:value-type="float">
            <text:p>51,4</text:p>
          </table:table-cell>
          <table:table-cell table:number-columns-repeated="12"/>
        </table:table-row>
        <table:table-row table:style-name="ro1">
          <table:table-cell office:value-type="date" office:date-value="2017-12-16" calcext:value-type="date">
            <text:p>16/12/17</text:p>
          </table:table-cell>
          <table:table-cell office:value-type="float" office:value="47.1" calcext:value-type="float">
            <text:p>47,1</text:p>
          </table:table-cell>
          <table:table-cell table:number-columns-repeated="12"/>
        </table:table-row>
        <table:table-row table:style-name="ro1">
          <table:table-cell office:value-type="date" office:date-value="2017-12-17" calcext:value-type="date">
            <text:p>17/12/17</text:p>
          </table:table-cell>
          <table:table-cell office:value-type="float" office:value="53.7" calcext:value-type="float">
            <text:p>53,7</text:p>
          </table:table-cell>
          <table:table-cell table:number-columns-repeated="12"/>
        </table:table-row>
        <table:table-row table:style-name="ro1">
          <table:table-cell office:value-type="date" office:date-value="2017-12-18" calcext:value-type="date">
            <text:p>18/12/17</text:p>
          </table:table-cell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office:value-type="float" office:value="43.9" calcext:value-type="float">
            <text:p>43,9</text:p>
          </table:table-cell>
          <table:table-cell table:number-columns-repeated="12"/>
        </table:table-row>
        <table:table-row table:style-name="ro1">
          <table:table-cell office:value-type="date" office:date-value="2017-12-20" calcext:value-type="date">
            <text:p>20/12/17</text:p>
          </table:table-cell>
          <table:table-cell office:value-type="float" office:value="57.7" calcext:value-type="float">
            <text:p>57,7</text:p>
          </table:table-cell>
          <table:table-cell table:number-columns-repeated="12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office:value-type="float" office:value="44.8" calcext:value-type="float">
            <text:p>44,8</text:p>
          </table:table-cell>
          <table:table-cell table:number-columns-repeated="12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office:value-type="float" office:value="33.5" calcext:value-type="float">
            <text:p>33,5</text:p>
          </table:table-cell>
          <table:table-cell table:number-columns-repeated="10"/>
          <table:table-cell table:style-name="ce2" office:value-type="date" office:date-value="2017-12-14" calcext:value-type="date">
            <text:p>14/12/1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office:value-type="float" office:value="30.9" calcext:value-type="float">
            <text:p>30,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office:value-type="float" office:value="24.6" calcext:value-type="float">
            <text:p>24,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17-12-25" calcext:value-type="date">
            <text:p>25/12/17</text:p>
          </table:table-cell>
          <table:table-cell office:value-type="float" office:value="30.3" calcext:value-type="float">
            <text:p>30,3</text:p>
          </table:table-cell>
          <table:table-cell table:number-columns-repeated="10"/>
          <table:table-cell table:style-name="ce3" office:value-type="float" office:value="17" calcext:value-type="float">
            <text:p>17</text:p>
          </table:table-cell>
          <table:table-cell office:value-type="float" office:value="269.5" calcext:value-type="float">
            <text:p>269,5</text:p>
          </table:table-cell>
        </table:table-row>
        <table:table-row table:style-name="ro1">
          <table:table-cell office:value-type="date" office:date-value="2017-12-26" calcext:value-type="date">
            <text:p>26/12/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" office:value-type="float" office:value="18" calcext:value-type="float">
            <text:p>18</text:p>
          </table:table-cell>
          <table:table-cell office:value-type="float" office:value="269.5" calcext:value-type="float">
            <text:p>269,5</text:p>
          </table:table-cell>
        </table:table-row>
        <table:table-row table:style-name="ro1">
          <table:table-cell table:style-name="Default"/>
          <table:table-cell table:number-columns-repeated="11"/>
          <table:table-cell table:style-name="ce3" office:value-type="float" office:value="19" calcext:value-type="float">
            <text:p>19</text:p>
          </table:table-cell>
          <table:table-cell office:value-type="float" office:value="269.5" calcext:value-type="float">
            <text:p>269,5</text:p>
          </table:table-cell>
        </table:table-row>
        <table:table-row table:style-name="ro1">
          <table:table-cell table:style-name="ce2" office:value-type="date" office:date-value="2017-12-14" calcext:value-type="date">
            <text:p>14/12/17</text:p>
          </table:table-cell>
          <table:table-cell office:value-type="float" office:value="271" calcext:value-type="float">
            <text:p>27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2" office:value-type="date" office:date-value="2017-12-15" calcext:value-type="date">
            <text:p>15/12/17</text:p>
          </table:table-cell>
          <table:table-cell office:value-type="float" office:value="271" calcext:value-type="float">
            <text:p>271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style-name="ce2" office:value-type="date" office:date-value="2017-12-16" calcext:value-type="date">
            <text:p>16/12/17</text:p>
          </table:table-cell>
          <table:table-cell office:value-type="float" office:value="271" calcext:value-type="float">
            <text:p>271</text:p>
          </table:table-cell>
          <table:table-cell table:number-columns-repeated="10"/>
          <table:table-cell table:style-name="ce3" office:value-type="float" office:value="22" calcext:value-type="float">
            <text:p>22</text:p>
          </table:table-cell>
          <table:table-cell office:value-type="float" office:value="271.5" calcext:value-type="float">
            <text:p>271,5</text:p>
          </table:table-cell>
        </table:table-row>
        <table:table-row table:style-name="ro1">
          <table:table-cell table:style-name="ce2" office:value-type="date" office:date-value="2017-12-17" calcext:value-type="date">
            <text:p>17/12/17</text:p>
          </table:table-cell>
          <table:table-cell office:value-type="float" office:value="269.5" calcext:value-type="float">
            <text:p>269,5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date" office:date-value="2017-12-18" calcext:value-type="date">
            <text:p>18/12/17</text:p>
          </table:table-cell>
          <table:table-cell office:value-type="float" office:value="269.5" calcext:value-type="float">
            <text:p>269,5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date" office:date-value="2017-12-19" calcext:value-type="date">
            <text:p>19/12/17</text:p>
          </table:table-cell>
          <table:table-cell office:value-type="float" office:value="269.5" calcext:value-type="float">
            <text:p>269,5</text:p>
          </table:table-cell>
          <table:table-cell table:number-columns-repeated="10"/>
          <table:table-cell table:style-name="ce3"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date" office:date-value="2017-12-20" calcext:value-type="date">
            <text:p>20/12/17</text:p>
          </table:table-cell>
          <table:table-cell office:value-type="float" office:value="268" calcext:value-type="float">
            <text:p>268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date" office:date-value="2017-12-21" calcext:value-type="date">
            <text:p>21/12/17</text:p>
          </table:table-cell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style-name="ce2" office:value-type="date" office:date-value="2017-12-22" calcext:value-type="date">
            <text:p>22/12/17</text:p>
          </table:table-cell>
          <table:table-cell office:value-type="float" office:value="271.5" calcext:value-type="float">
            <text:p>271,5</text:p>
          </table:table-cell>
          <table:table-cell table:number-columns-repeated="12"/>
        </table:table-row>
        <table:table-row table:style-name="ro1">
          <table:table-cell table:style-name="ce2" office:value-type="date" office:date-value="2017-12-23" calcext:value-type="date">
            <text:p>23/12/17</text:p>
          </table:table-cell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style-name="ce2" office:value-type="date" office:date-value="2017-12-24" calcext:value-type="date">
            <text:p>24/12/17</text:p>
          </table:table-cell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style-name="ce2" office:value-type="date" office:date-value="2017-12-25" calcext:value-type="date">
            <text:p>25/12/17</text:p>
          </table:table-cell>
          <table:table-cell office:value-type="float" office:value="271" calcext:value-type="float">
            <text:p>27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4:36:27.8518167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1:28:24.523293798</meta:creation-date>
    <dc:date>2017-12-27T17:29:28.990762431</dc:date>
    <meta:editing-duration>PT1H33M26S</meta:editing-duration>
    <meta:editing-cycles>4</meta:editing-cycles>
    <meta:generator>LibreOffice/4.2.8.2$Linux_X86_64 LibreOffice_project/420m0$Build-2</meta:generator>
    <meta:document-statistic meta:table-count="1" meta:cell-count="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4.203cm" style:legend-expansion="high" chart:style-name="ch2"/>
        <chart:plot-area chart:style-name="ch3" table:cell-range-address="Planilha1.A1:Planilha1.B12" chart:data-source-has-labels="column" svg:x="0.319cm" svg:y="0.18cm" svg:width="12.614cm" svg:height="8.645cm">
          <chartooo:coordinate-region svg:x="0.94cm" svg:y="0.379cm" svg:width="11.81cm" svg:height="7.401cm"/>
          <chart:axis chart:dimension="x" chart:name="primary-x" chart:style-name="ch4" chartooo:axis-type="auto">
            <chartooo:date-scale/>
            <chart:categories table:cell-range-address="Planilha1.A1:Planilha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1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43083">
                <text:p>43080</text:p>
                <draw:g>
                  <svg:desc>Planilha1.A1:Planilha1.A12</svg:desc>
                </draw:g>
              </table:table-cell>
              <table:table-cell office:value-type="float" office:value="65.9">
                <text:p>65.9</text:p>
                <draw:g>
                  <svg:desc>Planilha1.B1:Planilha1.B12</svg:desc>
                </draw:g>
              </table:table-cell>
            </table:table-row>
            <table:table-row>
              <table:table-cell office:value-type="float" office:value="43084">
                <text:p>4308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43085">
                <text:p>4309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43086">
                <text:p>4309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float" office:value="43087">
                <text:p>430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088">
                <text:p>4309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float" office:value="43089">
                <text:p>4309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43091">
                <text:p>4309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43092">
                <text:p>4309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43093">
                <text:p>430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3094">
                <text:p>43090</text:p>
              </table:table-cell>
              <table:table-cell office:value-type="float" office:value="30.3">
                <text:p>3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4.203cm" style:legend-expansion="high" chart:style-name="ch2"/>
        <chart:plot-area chart:style-name="ch3" table:cell-range-address="Planilha1.A15:Planilha1.B26" chart:data-source-has-labels="column" svg:x="0.319cm" svg:y="0.18cm" svg:width="12.614cm" svg:height="8.645cm">
          <chartooo:coordinate-region svg:x="1.126cm" svg:y="0.379cm" svg:width="11.616cm" svg:height="7.401cm"/>
          <chart:axis chart:dimension="x" chart:name="primary-x" chart:style-name="ch4" chartooo:axis-type="auto">
            <chartooo:date-scale/>
            <chart:categories table:cell-range-address="Planilha1.A15:Planilha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5:Planilha1.B26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43083">
                <text:p>43080</text:p>
                <draw:g>
                  <svg:desc>Planilha1.A15:Planilha1.A26</svg:desc>
                </draw:g>
              </table:table-cell>
              <table:table-cell office:value-type="float" office:value="271">
                <text:p>271</text:p>
                <draw:g>
                  <svg:desc>Planilha1.B15:Planilha1.B26</svg:desc>
                </draw:g>
              </table:table-cell>
            </table:table-row>
            <table:table-row>
              <table:table-cell office:value-type="float" office:value="43084">
                <text:p>430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3085">
                <text:p>430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3086">
                <text:p>43090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43087">
                <text:p>43090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43088">
                <text:p>43090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43089">
                <text:p>430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3091">
                <text:p>43090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float" office:value="43092">
                <text:p>430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3093">
                <text:p>430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3094">
                <text:p>43090</text:p>
              </table:table-cell>
              <table:table-cell office:value-type="float" office:value="271">
                <text:p>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4.201cm" style:legend-expansion="high" chart:style-name="ch2"/>
        <chart:plot-area chart:style-name="ch3" table:cell-range-address="Planilha1.A1:Planilha1.B13" chart:data-source-has-labels="column" svg:x="0.32cm" svg:y="0.18cm" svg:width="12.614cm" svg:height="8.64cm">
          <chartooo:coordinate-region svg:x="0.941cm" svg:y="0.379cm" svg:width="11.772cm" svg:height="7.396cm"/>
          <chart:axis chart:dimension="x" chart:name="primary-x" chart:style-name="ch4" chartooo:axis-type="auto">
            <chartooo:date-scale/>
            <chart:categories table:cell-range-address="Planilha1.A1:Planilha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1:Planilha1.B1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43083">
                <text:p>43080</text:p>
                <draw:g>
                  <svg:desc>Planilha1.A1:Planilha1.A13</svg:desc>
                </draw:g>
              </table:table-cell>
              <table:table-cell office:value-type="float" office:value="65.9">
                <text:p>65.9</text:p>
                <draw:g>
                  <svg:desc>Planilha1.B1:Planilha1.B13</svg:desc>
                </draw:g>
              </table:table-cell>
            </table:table-row>
            <table:table-row>
              <table:table-cell office:value-type="float" office:value="43084">
                <text:p>4308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43085">
                <text:p>43090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float" office:value="43086">
                <text:p>43090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float" office:value="43087">
                <text:p>430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088">
                <text:p>43090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float" office:value="43089">
                <text:p>43090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43091">
                <text:p>43090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43092">
                <text:p>43090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43093">
                <text:p>4309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43094">
                <text:p>43090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3095">
                <text:p>43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